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e950" officeooo:paragraph-rsid="001ee950"/>
    </style:style>
    <style:style style:name="P2" style:family="paragraph" style:parent-style-name="Standard">
      <style:paragraph-properties fo:margin-left="0.265cm" fo:margin-right="0cm" fo:text-indent="0cm" style:auto-text-indent="false"/>
      <style:text-properties style:text-line-through-style="none" style:text-line-through-type="none" style:text-underline-style="none" style:text-blinking="false" loext:padding="0cm" loext:border="non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arial" loext:padding="0cm" loext:border="none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color="#ce181e"/>
    </style:style>
    <style:style style:name="P6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style:line-height-at-least="0.953cm" fo:text-align="start" style:justify-single-word="false" fo:text-indent="0cm" style:auto-text-indent="false" fo:background-color="transparent" fo:padding="0cm" fo:border="none" style:writing-mode="lr-tb"/>
      <style:text-properties style:font-name="inherit" fo:font-size="21pt" fo:language="pt" fo:country="PT"/>
    </style:style>
    <style:style style:name="P7" style:family="paragraph" style:parent-style-name="Preformatted_20_Text">
      <loext:graphic-properties draw:fill="none" draw:fill-color="#ffffff"/>
      <style:paragraph-properties fo:margin-top="0cm" fo:margin-bottom="0cm" loext:contextual-spacing="false" style:line-height-at-least="0.953cm" fo:text-align="start" style:justify-single-word="false" fo:background-color="transparent" fo:padding="0cm" fo:border="none" style:writing-mode="lr-tb"/>
      <style:text-properties style:font-name="inherit" fo:font-size="21pt" fo:language="pt" fo:country="PT" loext:padding="0cm" loext:border="none"/>
    </style:style>
    <style:style style:name="P8" style:family="paragraph" style:parent-style-name="Preformatted_20_Text">
      <loext:graphic-properties draw:fill="none" draw:fill-color="#ffffff"/>
      <style:paragraph-properties fo:margin-top="0cm" fo:margin-bottom="0cm" loext:contextual-spacing="false" style:line-height-at-least="0.953cm" fo:text-align="start" style:justify-single-word="false" fo:background-color="transparent" fo:padding="0cm" fo:border="none" style:writing-mode="lr-tb"/>
      <style:text-properties style:font-name="inherit" fo:font-size="21pt" fo:language="pt" fo:country="PT" officeooo:paragraph-rsid="002092f5" loext:padding="0cm" loext:border="none"/>
    </style:style>
    <style:style style:name="P9" style:family="paragraph" style:parent-style-name="Preformatted_20_Text">
      <loext:graphic-properties draw:fill="none" draw:fill-color="#ffffff"/>
      <style:paragraph-properties fo:margin-top="0cm" fo:margin-bottom="0cm" loext:contextual-spacing="false" style:line-height-at-least="0.953cm" fo:text-align="start" style:justify-single-word="false" fo:background-color="transparent" fo:padding="0cm" fo:border="none" style:writing-mode="lr-tb"/>
      <style:text-properties fo:color="#ce181e" style:font-name="inherit" fo:font-size="21pt" fo:language="en" fo:country="US" loext:padding="0cm" loext:border="none"/>
    </style:style>
    <style:style style:name="P10" style:family="paragraph" style:parent-style-name="Preformatted_20_Text">
      <loext:graphic-properties draw:fill="none" draw:fill-color="#ffffff"/>
      <style:paragraph-properties fo:margin-top="0cm" fo:margin-bottom="0cm" loext:contextual-spacing="false" style:line-height-at-least="0.953cm" fo:text-align="start" style:justify-single-word="false" fo:background-color="transparent" fo:padding="0cm" fo:border="none" style:writing-mode="lr-tb"/>
      <style:text-properties fo:color="#ce181e" style:font-name="inherit" fo:font-size="21pt" fo:language="en" fo:country="US"/>
    </style:style>
    <style:style style:name="P11" style:family="paragraph" style:parent-style-name="Preformatted_20_Text">
      <loext:graphic-properties draw:fill="none" draw:fill-color="#ffffff"/>
      <style:paragraph-properties fo:margin-top="0cm" fo:margin-bottom="0cm" loext:contextual-spacing="false" style:line-height-at-least="0.953cm" fo:text-align="start" style:justify-single-word="false" fo:background-color="transparent" fo:padding="0cm" fo:border="none" style:writing-mode="lr-tb"/>
      <style:text-properties fo:color="#ce181e" style:font-name="inherit" fo:font-size="21pt" fo:language="pt" fo:country="PT" loext:padding="0cm" loext:border="none"/>
    </style:style>
    <style:style style:name="P12" style:family="paragraph" style:parent-style-name="Preformatted_20_Text">
      <loext:graphic-properties draw:fill="none" draw:fill-color="#ffffff"/>
      <style:paragraph-properties fo:margin-top="0cm" fo:margin-bottom="0cm" loext:contextual-spacing="false" style:line-height-at-least="0.953cm" fo:text-align="start" style:justify-single-word="false" fo:background-color="transparent" fo:padding="0cm" fo:border="none" style:writing-mode="lr-tb"/>
      <style:text-properties fo:color="#ce181e" style:font-name="inherit" fo:font-size="21pt" fo:language="pt" fo:country="PT" officeooo:rsid="001ee950" officeooo:paragraph-rsid="001ee950" loext:padding="0cm" loext:border="none"/>
    </style:style>
    <style:style style:name="P13" style:family="paragraph" style:parent-style-name="Preformatted_20_Text">
      <loext:graphic-properties draw:fill="none" draw:fill-color="#ffffff"/>
      <style:paragraph-properties fo:margin-top="0cm" fo:margin-bottom="0cm" loext:contextual-spacing="false" style:line-height-at-least="0.953cm" fo:text-align="start" style:justify-single-word="false" fo:background-color="transparent" fo:padding="0cm" fo:border="none" style:writing-mode="lr-tb"/>
      <style:text-properties fo:font-variant="normal" fo:text-transform="none" fo:color="#ce181e" style:font-name="inherit" fo:font-size="21pt" fo:letter-spacing="normal" fo:language="en" fo:country="US" fo:font-style="normal" fo:font-weight="normal" loext:padding="0cm" loext:border="none"/>
    </style:style>
    <style:style style:name="P14" style:family="paragraph" style:parent-style-name="Preformatted_20_Text">
      <loext:graphic-properties draw:fill="none" draw:fill-color="#ffffff"/>
      <style:paragraph-properties fo:margin-top="0cm" fo:margin-bottom="0cm" loext:contextual-spacing="false" style:line-height-at-least="0.953cm" fo:text-align="start" style:justify-single-word="false" fo:background-color="transparent" fo:padding="0cm" fo:border="none" style:writing-mode="lr-tb"/>
      <style:text-properties style:use-window-font-color="true" style:font-name="inherit" fo:font-size="21pt" fo:language="pt" fo:country="PT" loext:padding="0cm" loext:border="none"/>
    </style:style>
    <style:style style:name="T1" style:family="text">
      <style:text-properties fo:color="#3c4043" fo:font-size="10.5pt" fo:letter-spacing="normal"/>
    </style:style>
    <style:style style:name="T2" style:family="text">
      <style:text-properties fo:font-variant="normal" fo:text-transform="none" fo:color="#222222" style:font-name="arial" fo:letter-spacing="normal" fo:font-style="normal" fo:font-weight="normal"/>
    </style:style>
    <style:style style:name="T3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ce181e" style:font-name="arial" fo:letter-spacing="normal" fo:font-style="normal" fo:font-weight="normal"/>
    </style:style>
    <style:style style:name="T5" style:family="text">
      <style:text-properties fo:font-variant="normal" fo:text-transform="none" style:font-name="arial" fo:letter-spacing="normal" fo:font-style="normal" fo:font-weight="normal"/>
    </style:style>
    <style:style style:name="T6" style:family="text">
      <style:text-properties style:use-window-font-color="tru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8f9fa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 <text:span text:style-name="T1">Aprenda a pronunciar</text:span></text:p>
      <text:section text:style-name="Sect1" text:name="KnM9nf">
        <text:section text:style-name="Sect1" text:name="tw-smenu">
          <text:p text:style-name="Standard"><draw:frame draw:style-name="fr1" draw:name="Moldura1" text:anchor-type="char" svg:x="0cm" svg:width="0.688cm" draw:z-index="0"><draw:text-box fo:min-height="0.688cm"><text:p text:style-name="Text_20_body"/></draw:text-box></draw:frame><text:bookmark text:name="tw-src-spkr-button"/><text:bookmark text:name="tw-cst"/><text:bookmark text:name="tw-mic"/></text:p>
        </text:section>
      </text:section>
      <text:section text:style-name="Sect2" text:name="tw-target">
        <text:p text:style-name="P4"/>
        <text:section text:style-name="Sect1" text:name="kAz1tf">
          <text:p text:style-name="P4"/>
          <text:section text:style-name="Sect1" text:name="tw-target-text-container">
            <text:p text:style-name="P6">1. Tell me a little about you.</text:p>
            <text:p text:style-name="P6"><text:line-break/><text:span text:style-name="T4">I am dedicated and responsible in my work, I like to learn more and more</text:span></text:p>
            <text:p text:style-name="P8">2. What are his main skills?</text:p>
            <text:p text:style-name="P9"><text:bookmark text:name="tw-target-text-container"/><text:bookmark text:name="tw-target-text1"/>python programming</text:p>
            <text:section text:style-name="Sect1" text:name="Secção1">
              <text:p text:style-name="P10">programming logic</text:p>
            </text:section>
            <text:section text:style-name="Sect1" text:name="z6maec">
              <text:p text:style-name="P5"><text:bookmark text:name="tw-target-rmn"/></text:p>
            </text:section>
            <text:p text:style-name="P3"><text:span text:style-name="T3"><text:line-break/></text:span></text:p>
            <text:p text:style-name="P7">3. What are your strengths and weaknesses?</text:p>
            <text:p text:style-name="P11"><text:line-break/><text:span text:style-name="T5">curiosity dedication</text:span></text:p>
            <text:p text:style-name="P7">4. Why should we hire you?</text:p>
            <text:p text:style-name="P7"><text:line-break/><text:span text:style-name="T4">because I am the best in the region</text:span></text:p>
            <text:p text:style-name="P7"/>
            <text:p text:style-name="P7">5. What is your biggest professional achievement?</text:p>
            <text:p text:style-name="P11"><text:line-break/><text:span text:style-name="T5">90% reduction of a company's waste</text:span></text:p>
            <text:p text:style-name="P7"/>
            <text:p text:style-name="P14"/>
            <text:p text:style-name="P11"><text:span text:style-name="T6">6. Where do you see yourself in five years?</text:span><text:line-break/><text:span text:style-name="T5">coordinating a team</text:span></text:p>
            <text:p text:style-name="P7"/>
            <text:p text:style-name="P7"><text:soft-page-break/>7. What do you know about our company?</text:p>
            <text:p text:style-name="P13"><text:bookmark text:name="tw-target-text2"/>market reference company</text:p>
            <text:p text:style-name="P7"/>
            <text:p text:style-name="P7"/>
            <text:p text:style-name="P11">8.<text:span text:style-name="T6"> Do you prefer to work as a team or alone?</text:span><text:line-break/><text:span text:style-name="T5">I prefer to work alone</text:span></text:p>
            <text:p text:style-name="P7">9. What sets you apart from other candidates?</text:p>
            <text:p text:style-name="P11"><text:line-break/><text:span text:style-name="T5">I have autonomy and proactivity</text:span></text:p>
            <text:p text:style-name="P7">10. What motivates you?</text:p>
            <text:p text:style-name="P12">My Family</text:p>
          </text:section>
        </text:section>
      </text:section>
      <text:p text:style-name="Standard"/>
      <text:p text:style-name="Standard"/>
      <text:p text:style-name="P1">Sou dedicado e responsável no meu trabalho, gosto de aprender cada vez ma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5:50:30.489082706</meta:creation-date>
    <dc:date>2019-09-12T16:06:29.025807413</dc:date>
    <meta:editing-duration>PT5M28S</meta:editing-duration>
    <meta:editing-cycles>1</meta:editing-cycles>
    <meta:document-statistic meta:table-count="0" meta:image-count="0" meta:object-count="0" meta:page-count="2" meta:paragraph-count="22" meta:word-count="142" meta:character-count="773" meta:non-whitespace-character-count="645"/>
    <meta:generator>LibreOffice/6.0.7.3$Linux_X86_64 LibreOffice_project/00m0$Build-3</meta:generator>
  </office:meta>
</office:document-meta>
</file>